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Standard">how and when do events die?</text:p>
      <text:p text:style-name="Standard"/>
      <text:p text:style-name="Standard">People without rooms are linked to but cannot access My Room page</text:p>
      <text:p text:style-name="Standard"/>
      <text:p text:style-name="Standard">available rooms page isn't sorted</text:p>
      <text:p text:style-name="Standard"/>
      <text:p text:style-name="Standard">some sort of logout issue moving between users?</text:p>
      <text:p text:style-name="Standard"/>
      <text:p text:style-name="Standard">//////////////////////////////////////////////////////////////////</text:p>
      <text:p text:style-name="Standard">[MemberName]'s Room(s)</text:p>
      <text:p text:style-name="Standard"/>
      <text:p text:style-name="Standard">=======</text:p>
      <text:p text:style-name="Standard"/>
      <text:p text:style-name="Standard">MemberName's room is set to available for:</text:p>
      <text:p text:style-name="Standard"/>
      <text:p text:style-name="Standard">startDate – stopDate <text:s/>[edit]</text:p>
      <text:p text:style-name="Standard"><text:tab/>Occupants slated for:</text:p>
      <text:p text:style-name="Standard"><text:tab/><text:tab/>startDate – stopDate (guestName, hosted by hostName)</text:p>
      <text:p text:style-name="Standard"><text:tab/><text:tab/>startDate – stopDate (guestName, hosted by hostName)</text:p>
      <text:p text:style-name="Standard"><text:tab/><text:tab/></text:p>
      <text:p text:style-name="Standard">startDate – stopDate [edit]</text:p>
      <text:p text:style-name="Standard"/>
      <text:p text:style-name="Standard">=======</text:p>
      <text:p text:style-name="Standard"/>
      <text:p text:style-name="Standard"><text:soft-page-break/>childName's room is set to available for:</text:p>
      <text:p text:style-name="Standard"/>
      <text:p text:style-name="Standard">as above</text:p>
      <text:p text:style-name="Standard"/>
      <text:p text:style-name="Standard">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1T16:31:21.78</dc:date>
    <dc:creator>Trevor Pierson</dc:creator>
    <meta:editing-duration>P1DT17H44M18S</meta:editing-duration>
    <meta:editing-cycles>23</meta:editing-cycles>
    <meta:generator>OpenOffice/4.1.13$Win32 OpenOffice.org_project/4113m1$Build-9810</meta:generator>
    <meta:document-statistic meta:table-count="0" meta:image-count="0" meta:object-count="0" meta:page-count="2" meta:paragraph-count="31" meta:word-count="224" meta:character-count="1433"/>
  </office:meta>
</office:document-meta>
</file>